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using only magic cards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X without using any attack cards that aren’t the Kingdom Key (Deck 2 only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0:26:40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1T22:40:42.394000000</dc:date>
    <meta:editing-duration>PT17H33M48S</meta:editing-duration>
    <meta:editing-cycles>146</meta:editing-cycles>
    <meta:document-statistic meta:table-count="2" meta:cell-count="4030" meta:object-count="0"/>
  </office:meta>
</office:document-meta>
</file>